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5103328228" calcext:value-type="float">
            <text:p>-0.651033282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50521755219" calcext:value-type="float">
            <text:p>-0.650521755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9854421616" calcext:value-type="float">
            <text:p>-0.64985442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9456620216" calcext:value-type="float">
            <text:p>-0.64945662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9128854275" calcext:value-type="float">
            <text:p>-0.649128854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8724198341" calcext:value-type="float">
            <text:p>-0.648724198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8350119591" calcext:value-type="float">
            <text:p>-0.648350119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8002803326" calcext:value-type="float">
            <text:p>-0.64800280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77252841" calcext:value-type="float">
            <text:p>-0.6477252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740550518" calcext:value-type="float">
            <text:p>-0.647405505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7227883339" calcext:value-type="float">
            <text:p>-0.647227883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6985530853" calcext:value-type="float">
            <text:p>-0.646985530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6926403046" calcext:value-type="float">
            <text:p>-0.64692640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689540863" calcext:value-type="float">
            <text:p>-0.646895408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6576464176" calcext:value-type="float">
            <text:p>-0.646576464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6717309952" calcext:value-type="float">
            <text:p>-0.6467173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660769701" calcext:value-type="float">
            <text:p>-0.64660769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6383166313" calcext:value-type="float">
            <text:p>-0.646383166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5006358624" calcext:value-type="float">
            <text:p>-0.6450063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2250359058" calcext:value-type="float">
            <text:p>-0.642250359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646717786789" calcext:value-type="float">
            <text:p>-0.646717786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661710619926" calcext:value-type="float">
            <text:p>-0.661710619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680279254913" calcext:value-type="float">
            <text:p>-0.680279254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692749202251" calcext:value-type="float">
            <text:p>-0.692749202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698374211788" calcext:value-type="float">
            <text:p>-0.698374211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698381304741" calcext:value-type="float">
            <text:p>-0.698381304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699536621571" calcext:value-type="float">
            <text:p>-0.699536621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705502688885" calcext:value-type="float">
            <text:p>-0.705502688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0.235" calcext:value-type="float">
            <text:p>-0.235</text:p>
          </table:table-cell>
          <table:table-cell office:value-type="float" office:value="-0.712207496166" calcext:value-type="float">
            <text:p>-0.7122074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715447962284" calcext:value-type="float">
            <text:p>-0.715447962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718272209167" calcext:value-type="float">
            <text:p>-0.718272209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726671695709" calcext:value-type="float">
            <text:p>-0.726671695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736163914204" calcext:value-type="float">
            <text:p>-0.736163914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746289908886" calcext:value-type="float">
            <text:p>-0.746289908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759829640388" calcext:value-type="float">
            <text:p>-0.759829640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773246228695" calcext:value-type="float">
            <text:p>-0.773246228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785267651081" calcext:value-type="float">
            <text:p>-0.785267651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795692980289" calcext:value-type="float">
            <text:p>-0.795692980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805459737778" calcext:value-type="float">
            <text:p>-0.80545973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811154782772" calcext:value-type="float">
            <text:p>-0.811154782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814116179943" calcext:value-type="float">
            <text:p>-0.814116179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01" calcext:value-type="float">
            <text:p>0.01</text:p>
          </table:table-cell>
          <table:table-cell office:value-type="float" office:value="-0.817354559898" calcext:value-type="float">
            <text:p>-0.817354559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034" calcext:value-type="float">
            <text:p>0.034</text:p>
          </table:table-cell>
          <table:table-cell office:value-type="float" office:value="-0.825571298599" calcext:value-type="float">
            <text:p>-0.82557129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059" calcext:value-type="float">
            <text:p>0.059</text:p>
          </table:table-cell>
          <table:table-cell office:value-type="float" office:value="-0.82957804203" calcext:value-type="float">
            <text:p>-0.82957804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85" calcext:value-type="float">
            <text:p>0.085</text:p>
          </table:table-cell>
          <table:table-cell office:value-type="float" office:value="-0.823662877083" calcext:value-type="float">
            <text:p>-0.823662877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08" calcext:value-type="float">
            <text:p>0.108</text:p>
          </table:table-cell>
          <table:table-cell office:value-type="float" office:value="-0.81608235836" calcext:value-type="float">
            <text:p>-0.816082358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29" calcext:value-type="float">
            <text:p>0.129</text:p>
          </table:table-cell>
          <table:table-cell office:value-type="float" office:value="-0.808590769768" calcext:value-type="float">
            <text:p>-0.808590769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49" calcext:value-type="float">
            <text:p>0.149</text:p>
          </table:table-cell>
          <table:table-cell office:value-type="float" office:value="-0.802170574665" calcext:value-type="float">
            <text:p>-0.802170574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69" calcext:value-type="float">
            <text:p>0.169</text:p>
          </table:table-cell>
          <table:table-cell office:value-type="float" office:value="-0.805729568005" calcext:value-type="float">
            <text:p>-0.805729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1" calcext:value-type="float">
            <text:p>0.191</text:p>
          </table:table-cell>
          <table:table-cell office:value-type="float" office:value="-0.813353776932" calcext:value-type="float">
            <text:p>-0.813353776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215" calcext:value-type="float">
            <text:p>0.215</text:p>
          </table:table-cell>
          <table:table-cell office:value-type="float" office:value="-0.817635536194" calcext:value-type="float">
            <text:p>-0.817635536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242" calcext:value-type="float">
            <text:p>0.242</text:p>
          </table:table-cell>
          <table:table-cell office:value-type="float" office:value="-0.82619202137" calcext:value-type="float">
            <text:p>-0.826192021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268" calcext:value-type="float">
            <text:p>0.268</text:p>
          </table:table-cell>
          <table:table-cell office:value-type="float" office:value="-0.828640162945" calcext:value-type="float">
            <text:p>-0.828640162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295" calcext:value-type="float">
            <text:p>0.295</text:p>
          </table:table-cell>
          <table:table-cell office:value-type="float" office:value="-0.832714080811" calcext:value-type="float">
            <text:p>-0.832714080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322" calcext:value-type="float">
            <text:p>0.322</text:p>
          </table:table-cell>
          <table:table-cell office:value-type="float" office:value="-0.835001111031" calcext:value-type="float">
            <text:p>-0.83500111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348" calcext:value-type="float">
            <text:p>0.348</text:p>
          </table:table-cell>
          <table:table-cell office:value-type="float" office:value="-0.841894805431" calcext:value-type="float">
            <text:p>-0.841894805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376" calcext:value-type="float">
            <text:p>0.376</text:p>
          </table:table-cell>
          <table:table-cell office:value-type="float" office:value="-0.849226593971" calcext:value-type="float">
            <text:p>-0.84922659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405" calcext:value-type="float">
            <text:p>0.405</text:p>
          </table:table-cell>
          <table:table-cell office:value-type="float" office:value="-0.855204641819" calcext:value-type="float">
            <text:p>-0.855204641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433" calcext:value-type="float">
            <text:p>0.433</text:p>
          </table:table-cell>
          <table:table-cell office:value-type="float" office:value="-0.862538874149" calcext:value-type="float">
            <text:p>-0.86253887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3" calcext:value-type="float">
            <text:p>0.463</text:p>
          </table:table-cell>
          <table:table-cell office:value-type="float" office:value="-0.868652045727" calcext:value-type="float">
            <text:p>-0.8686520457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494" calcext:value-type="float">
            <text:p>0.494</text:p>
          </table:table-cell>
          <table:table-cell office:value-type="float" office:value="-0.870004177094" calcext:value-type="float">
            <text:p>-0.870004177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525" calcext:value-type="float">
            <text:p>0.525</text:p>
          </table:table-cell>
          <table:table-cell office:value-type="float" office:value="-0.876442790031" calcext:value-type="float">
            <text:p>-0.8764427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557" calcext:value-type="float">
            <text:p>0.557</text:p>
          </table:table-cell>
          <table:table-cell office:value-type="float" office:value="-0.8812251091" calcext:value-type="float">
            <text:p>-0.881225109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589" calcext:value-type="float">
            <text:p>0.589</text:p>
          </table:table-cell>
          <table:table-cell office:value-type="float" office:value="-0.885305583477" calcext:value-type="float">
            <text:p>-0.885305583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621" calcext:value-type="float">
            <text:p>0.621</text:p>
          </table:table-cell>
          <table:table-cell office:value-type="float" office:value="-0.889917969704" calcext:value-type="float">
            <text:p>-0.889917969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655" calcext:value-type="float">
            <text:p>0.655</text:p>
          </table:table-cell>
          <table:table-cell office:value-type="float" office:value="-0.8950715065" calcext:value-type="float">
            <text:p>-0.895071506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69" calcext:value-type="float">
            <text:p>0.69</text:p>
          </table:table-cell>
          <table:table-cell office:value-type="float" office:value="-0.900802731514" calcext:value-type="float">
            <text:p>-0.900802731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726" calcext:value-type="float">
            <text:p>0.726</text:p>
          </table:table-cell>
          <table:table-cell office:value-type="float" office:value="-0.900978207588" calcext:value-type="float">
            <text:p>-0.900978207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763" calcext:value-type="float">
            <text:p>0.763</text:p>
          </table:table-cell>
          <table:table-cell office:value-type="float" office:value="-0.897230625153" calcext:value-type="float">
            <text:p>-0.8972306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99" calcext:value-type="float">
            <text:p>0.799</text:p>
          </table:table-cell>
          <table:table-cell office:value-type="float" office:value="-0.894651830196" calcext:value-type="float">
            <text:p>-0.894651830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836" calcext:value-type="float">
            <text:p>0.836</text:p>
          </table:table-cell>
          <table:table-cell office:value-type="float" office:value="-0.892375946045" calcext:value-type="float">
            <text:p>-0.89237594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872" calcext:value-type="float">
            <text:p>0.872</text:p>
          </table:table-cell>
          <table:table-cell office:value-type="float" office:value="-0.889260530472" calcext:value-type="float">
            <text:p>-0.889260530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09" calcext:value-type="float">
            <text:p>0.909</text:p>
          </table:table-cell>
          <table:table-cell office:value-type="float" office:value="-0.89444231987" calcext:value-type="float">
            <text:p>-0.8944423199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45" calcext:value-type="float">
            <text:p>0.945</text:p>
          </table:table-cell>
          <table:table-cell office:value-type="float" office:value="-0.898906230927" calcext:value-type="float">
            <text:p>-0.898906230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82" calcext:value-type="float">
            <text:p>0.982</text:p>
          </table:table-cell>
          <table:table-cell office:value-type="float" office:value="-0.901945829391" calcext:value-type="float">
            <text:p>-0.901945829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021" calcext:value-type="float">
            <text:p>1.021</text:p>
          </table:table-cell>
          <table:table-cell office:value-type="float" office:value="-0.908598303795" calcext:value-type="float">
            <text:p>-0.9085983038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061" calcext:value-type="float">
            <text:p>1.061</text:p>
          </table:table-cell>
          <table:table-cell office:value-type="float" office:value="-0.913018763065" calcext:value-type="float">
            <text:p>-0.913018763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office:value-type="float" office:value="-0.917314827442" calcext:value-type="float">
            <text:p>-0.917314827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141" calcext:value-type="float">
            <text:p>1.141</text:p>
          </table:table-cell>
          <table:table-cell office:value-type="float" office:value="-0.922008693218" calcext:value-type="float">
            <text:p>-0.9220086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1" calcext:value-type="float">
            <text:p>1.181</text:p>
          </table:table-cell>
          <table:table-cell office:value-type="float" office:value="-0.926597952843" calcext:value-type="float">
            <text:p>-0.9265979528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221" calcext:value-type="float">
            <text:p>1.221</text:p>
          </table:table-cell>
          <table:table-cell office:value-type="float" office:value="-0.928370177746" calcext:value-type="float">
            <text:p>-0.928370177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261" calcext:value-type="float">
            <text:p>1.261</text:p>
          </table:table-cell>
          <table:table-cell office:value-type="float" office:value="-0.93275898695" calcext:value-type="float">
            <text:p>-0.93275898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3" calcext:value-type="float">
            <text:p>1.3</text:p>
          </table:table-cell>
          <table:table-cell office:value-type="float" office:value="-0.936666488647" calcext:value-type="float">
            <text:p>-0.936666488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34" calcext:value-type="float">
            <text:p>1.34</text:p>
          </table:table-cell>
          <table:table-cell office:value-type="float" office:value="-0.940515339375" calcext:value-type="float">
            <text:p>-0.940515339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38" calcext:value-type="float">
            <text:p>1.38</text:p>
          </table:table-cell>
          <table:table-cell office:value-type="float" office:value="-0.943252384663" calcext:value-type="float">
            <text:p>-0.943252384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42" calcext:value-type="float">
            <text:p>1.42</text:p>
          </table:table-cell>
          <table:table-cell office:value-type="float" office:value="-0.946500003338" calcext:value-type="float">
            <text:p>-0.94650000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459" calcext:value-type="float">
            <text:p>1.459</text:p>
          </table:table-cell>
          <table:table-cell office:value-type="float" office:value="-0.948046147823" calcext:value-type="float">
            <text:p>-0.948046147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-0.950306653976" calcext:value-type="float">
            <text:p>-0.95030665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541" calcext:value-type="float">
            <text:p>1.541</text:p>
          </table:table-cell>
          <table:table-cell office:value-type="float" office:value="-0.953097701073" calcext:value-type="float">
            <text:p>-0.95309770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82" calcext:value-type="float">
            <text:p>1.582</text:p>
          </table:table-cell>
          <table:table-cell office:value-type="float" office:value="-0.952403485775" calcext:value-type="float">
            <text:p>-0.952403485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62" calcext:value-type="float">
            <text:p>1.62</text:p>
          </table:table-cell>
          <table:table-cell office:value-type="float" office:value="-0.947972774506" calcext:value-type="float">
            <text:p>-0.947972774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656" calcext:value-type="float">
            <text:p>1.656</text:p>
          </table:table-cell>
          <table:table-cell office:value-type="float" office:value="-0.946852445602" calcext:value-type="float">
            <text:p>-0.946852445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694" calcext:value-type="float">
            <text:p>1.694</text:p>
          </table:table-cell>
          <table:table-cell office:value-type="float" office:value="-0.946765065193" calcext:value-type="float">
            <text:p>-0.946765065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733" calcext:value-type="float">
            <text:p>1.733</text:p>
          </table:table-cell>
          <table:table-cell office:value-type="float" office:value="-0.948743283749" calcext:value-type="float">
            <text:p>-0.948743283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773" calcext:value-type="float">
            <text:p>1.773</text:p>
          </table:table-cell>
          <table:table-cell office:value-type="float" office:value="-0.950589299202" calcext:value-type="float">
            <text:p>-0.950589299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814" calcext:value-type="float">
            <text:p>1.814</text:p>
          </table:table-cell>
          <table:table-cell office:value-type="float" office:value="-0.952446520329" calcext:value-type="float">
            <text:p>-0.952446520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855" calcext:value-type="float">
            <text:p>1.855</text:p>
          </table:table-cell>
          <table:table-cell office:value-type="float" office:value="-0.955776572227" calcext:value-type="float">
            <text:p>-0.955776572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898" calcext:value-type="float">
            <text:p>1.898</text:p>
          </table:table-cell>
          <table:table-cell office:value-type="float" office:value="-0.957510709763" calcext:value-type="float">
            <text:p>-0.9575107098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94" calcext:value-type="float">
            <text:p>1.94</text:p>
          </table:table-cell>
          <table:table-cell office:value-type="float" office:value="-0.959541499615" calcext:value-type="float">
            <text:p>-0.9595414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82" calcext:value-type="float">
            <text:p>1.982</text:p>
          </table:table-cell>
          <table:table-cell office:value-type="float" office:value="-0.964416503906" calcext:value-type="float">
            <text:p>-0.964416503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.025" calcext:value-type="float">
            <text:p>2.025</text:p>
          </table:table-cell>
          <table:table-cell office:value-type="float" office:value="-0.968475937843" calcext:value-type="float">
            <text:p>-0.968475937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.066" calcext:value-type="float">
            <text:p>2.066</text:p>
          </table:table-cell>
          <table:table-cell office:value-type="float" office:value="-0.97116112709" calcext:value-type="float">
            <text:p>-0.9711611271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.107" calcext:value-type="float">
            <text:p>2.107</text:p>
          </table:table-cell>
          <table:table-cell office:value-type="float" office:value="-0.974516034126" calcext:value-type="float">
            <text:p>-0.974516034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.148" calcext:value-type="float">
            <text:p>2.148</text:p>
          </table:table-cell>
          <table:table-cell office:value-type="float" office:value="-0.977088928223" calcext:value-type="float">
            <text:p>-0.977088928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.19" calcext:value-type="float">
            <text:p>2.19</text:p>
          </table:table-cell>
          <table:table-cell office:value-type="float" office:value="-0.980733513832" calcext:value-type="float">
            <text:p>-0.9807335138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.232" calcext:value-type="float">
            <text:p>2.232</text:p>
          </table:table-cell>
          <table:table-cell office:value-type="float" office:value="-0.983838915825" calcext:value-type="float">
            <text:p>-0.9838389158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.273" calcext:value-type="float">
            <text:p>2.273</text:p>
          </table:table-cell>
          <table:table-cell office:value-type="float" office:value="-0.986924409866" calcext:value-type="float">
            <text:p>-0.9869244099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.315" calcext:value-type="float">
            <text:p>2.315</text:p>
          </table:table-cell>
          <table:table-cell office:value-type="float" office:value="-0.989824235439" calcext:value-type="float">
            <text:p>-0.9898242354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.357" calcext:value-type="float">
            <text:p>2.357</text:p>
          </table:table-cell>
          <table:table-cell office:value-type="float" office:value="-0.992628097534" calcext:value-type="float">
            <text:p>-0.99262809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99" calcext:value-type="float">
            <text:p>2.399</text:p>
          </table:table-cell>
          <table:table-cell office:value-type="float" office:value="-0.995972275734" calcext:value-type="float">
            <text:p>-0.9959722757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.44" calcext:value-type="float">
            <text:p>2.44</text:p>
          </table:table-cell>
          <table:table-cell office:value-type="float" office:value="-1.00107252598" calcext:value-type="float">
            <text:p>-1.001072526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.48" calcext:value-type="float">
            <text:p>2.48</text:p>
          </table:table-cell>
          <table:table-cell office:value-type="float" office:value="-0.999834895134" calcext:value-type="float">
            <text:p>-0.999834895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.514" calcext:value-type="float">
            <text:p>2.514</text:p>
          </table:table-cell>
          <table:table-cell office:value-type="float" office:value="-0.990728676319" calcext:value-type="float">
            <text:p>-0.9907286763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.542" calcext:value-type="float">
            <text:p>2.542</text:p>
          </table:table-cell>
          <table:table-cell office:value-type="float" office:value="-0.978897333145" calcext:value-type="float">
            <text:p>-0.978897333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.562" calcext:value-type="float">
            <text:p>2.562</text:p>
          </table:table-cell>
          <table:table-cell office:value-type="float" office:value="-0.96724653244" calcext:value-type="float">
            <text:p>-0.967246532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.575" calcext:value-type="float">
            <text:p>2.575</text:p>
          </table:table-cell>
          <table:table-cell office:value-type="float" office:value="-0.956524014473" calcext:value-type="float">
            <text:p>-0.956524014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.58" calcext:value-type="float">
            <text:p>2.58</text:p>
          </table:table-cell>
          <table:table-cell office:value-type="float" office:value="-0.947008430958" calcext:value-type="float">
            <text:p>-0.94700843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.581" calcext:value-type="float">
            <text:p>2.581</text:p>
          </table:table-cell>
          <table:table-cell office:value-type="float" office:value="-0.941098928452" calcext:value-type="float">
            <text:p>-0.9410989285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.581" calcext:value-type="float">
            <text:p>2.581</text:p>
          </table:table-cell>
          <table:table-cell office:value-type="float" office:value="-0.939629793167" calcext:value-type="float">
            <text:p>-0.93962979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8" calcext:value-type="float">
            <text:p>2.58</text:p>
          </table:table-cell>
          <table:table-cell office:value-type="float" office:value="-0.939517378807" calcext:value-type="float">
            <text:p>-0.939517378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.58" calcext:value-type="float">
            <text:p>2.58</text:p>
          </table:table-cell>
          <table:table-cell office:value-type="float" office:value="-0.93853700161" calcext:value-type="float">
            <text:p>-0.938537001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.58" calcext:value-type="float">
            <text:p>2.58</text:p>
          </table:table-cell>
          <table:table-cell office:value-type="float" office:value="-0.936817288399" calcext:value-type="float">
            <text:p>-0.9368172884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.58" calcext:value-type="float">
            <text:p>2.58</text:p>
          </table:table-cell>
          <table:table-cell office:value-type="float" office:value="-0.935238480568" calcext:value-type="float">
            <text:p>-0.935238480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.58" calcext:value-type="float">
            <text:p>2.58</text:p>
          </table:table-cell>
          <table:table-cell office:value-type="float" office:value="-0.935014486313" calcext:value-type="float">
            <text:p>-0.935014486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.58" calcext:value-type="float">
            <text:p>2.58</text:p>
          </table:table-cell>
          <table:table-cell office:value-type="float" office:value="-0.934126079082" calcext:value-type="float">
            <text:p>-0.934126079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.58" calcext:value-type="float">
            <text:p>2.58</text:p>
          </table:table-cell>
          <table:table-cell office:value-type="float" office:value="-0.932605743408" calcext:value-type="float">
            <text:p>-0.932605743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.58" calcext:value-type="float">
            <text:p>2.58</text:p>
          </table:table-cell>
          <table:table-cell office:value-type="float" office:value="-0.931206941605" calcext:value-type="float">
            <text:p>-0.9312069416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.58" calcext:value-type="float">
            <text:p>2.58</text:p>
          </table:table-cell>
          <table:table-cell office:value-type="float" office:value="-0.930647015572" calcext:value-type="float">
            <text:p>-0.9306470156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.58" calcext:value-type="float">
            <text:p>2.58</text:p>
          </table:table-cell>
          <table:table-cell office:value-type="float" office:value="-0.930456399918" calcext:value-type="float">
            <text:p>-0.9304563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8" calcext:value-type="float">
            <text:p>2.58</text:p>
          </table:table-cell>
          <table:table-cell office:value-type="float" office:value="-0.930488049984" calcext:value-type="float">
            <text:p>-0.93048805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.58" calcext:value-type="float">
            <text:p>2.58</text:p>
          </table:table-cell>
          <table:table-cell office:value-type="float" office:value="-0.930473864079" calcext:value-type="float">
            <text:p>-0.9304738641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.58" calcext:value-type="float">
            <text:p>2.58</text:p>
          </table:table-cell>
          <table:table-cell office:value-type="float" office:value="-0.930765032768" calcext:value-type="float">
            <text:p>-0.930765032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.58" calcext:value-type="float">
            <text:p>2.58</text:p>
          </table:table-cell>
          <table:table-cell office:value-type="float" office:value="-0.93141412735" calcext:value-type="float">
            <text:p>-0.9314141274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.58" calcext:value-type="float">
            <text:p>2.58</text:p>
          </table:table-cell>
          <table:table-cell office:value-type="float" office:value="-0.931730270386" calcext:value-type="float">
            <text:p>-0.931730270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2.58" calcext:value-type="float">
            <text:p>2.58</text:p>
          </table:table-cell>
          <table:table-cell office:value-type="float" office:value="-0.932332396507" calcext:value-type="float">
            <text:p>-0.932332396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58" calcext:value-type="float">
            <text:p>2.58</text:p>
          </table:table-cell>
          <table:table-cell office:value-type="float" office:value="-0.934494316578" calcext:value-type="float">
            <text:p>-0.9344943166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.58" calcext:value-type="float">
            <text:p>2.58</text:p>
          </table:table-cell>
          <table:table-cell office:value-type="float" office:value="-0.936185598373" calcext:value-type="float">
            <text:p>-0.936185598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.58" calcext:value-type="float">
            <text:p>2.58</text:p>
          </table:table-cell>
          <table:table-cell office:value-type="float" office:value="-0.93696808815" calcext:value-type="float">
            <text:p>-0.9369680882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.579" calcext:value-type="float">
            <text:p>2.579</text:p>
          </table:table-cell>
          <table:table-cell office:value-type="float" office:value="-0.937713682652" calcext:value-type="float">
            <text:p>-0.93771368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76" calcext:value-type="float">
            <text:p>2.576</text:p>
          </table:table-cell>
          <table:table-cell office:value-type="float" office:value="-0.938630878925" calcext:value-type="float">
            <text:p>-0.9386308789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.571" calcext:value-type="float">
            <text:p>2.571</text:p>
          </table:table-cell>
          <table:table-cell office:value-type="float" office:value="-0.939246296883" calcext:value-type="float">
            <text:p>-0.9392462969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.565" calcext:value-type="float">
            <text:p>2.565</text:p>
          </table:table-cell>
          <table:table-cell office:value-type="float" office:value="-0.93963688612" calcext:value-type="float">
            <text:p>-0.9396368861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.558" calcext:value-type="float">
            <text:p>2.558</text:p>
          </table:table-cell>
          <table:table-cell office:value-type="float" office:value="-0.939752101898" calcext:value-type="float">
            <text:p>-0.939752101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.549" calcext:value-type="float">
            <text:p>2.549</text:p>
          </table:table-cell>
          <table:table-cell office:value-type="float" office:value="-0.93979126215" calcext:value-type="float">
            <text:p>-0.939791262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.54" calcext:value-type="float">
            <text:p>2.54</text:p>
          </table:table-cell>
          <table:table-cell office:value-type="float" office:value="-0.939707934856" calcext:value-type="float">
            <text:p>-0.9397079349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.529" calcext:value-type="float">
            <text:p>2.529</text:p>
          </table:table-cell>
          <table:table-cell office:value-type="float" office:value="-0.939401865005" calcext:value-type="float">
            <text:p>-0.93940186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.517" calcext:value-type="float">
            <text:p>2.517</text:p>
          </table:table-cell>
          <table:table-cell office:value-type="float" office:value="-0.939239144325" calcext:value-type="float">
            <text:p>-0.939239144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.505" calcext:value-type="float">
            <text:p>2.505</text:p>
          </table:table-cell>
          <table:table-cell office:value-type="float" office:value="-0.939655542374" calcext:value-type="float">
            <text:p>-0.939655542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.492" calcext:value-type="float">
            <text:p>2.492</text:p>
          </table:table-cell>
          <table:table-cell office:value-type="float" office:value="-0.940057992935" calcext:value-type="float">
            <text:p>-0.94005799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479" calcext:value-type="float">
            <text:p>2.479</text:p>
          </table:table-cell>
          <table:table-cell office:value-type="float" office:value="-0.940414190292" calcext:value-type="float">
            <text:p>-0.940414190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2.466" calcext:value-type="float">
            <text:p>2.466</text:p>
          </table:table-cell>
          <table:table-cell office:value-type="float" office:value="-0.940871417522" calcext:value-type="float">
            <text:p>-0.940871417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.454" calcext:value-type="float">
            <text:p>2.454</text:p>
          </table:table-cell>
          <table:table-cell office:value-type="float" office:value="-0.941538929939" calcext:value-type="float">
            <text:p>-0.9415389299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2.442" calcext:value-type="float">
            <text:p>2.442</text:p>
          </table:table-cell>
          <table:table-cell office:value-type="float" office:value="-0.942190647125" calcext:value-type="float">
            <text:p>-0.942190647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.429" calcext:value-type="float">
            <text:p>2.429</text:p>
          </table:table-cell>
          <table:table-cell office:value-type="float" office:value="-0.943514108658" calcext:value-type="float">
            <text:p>-0.943514108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417" calcext:value-type="float">
            <text:p>2.417</text:p>
          </table:table-cell>
          <table:table-cell office:value-type="float" office:value="-0.94454985857" calcext:value-type="float">
            <text:p>-0.944549858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.405" calcext:value-type="float">
            <text:p>2.405</text:p>
          </table:table-cell>
          <table:table-cell office:value-type="float" office:value="-0.944868326187" calcext:value-type="float">
            <text:p>-0.9448683262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2.392" calcext:value-type="float">
            <text:p>2.392</text:p>
          </table:table-cell>
          <table:table-cell office:value-type="float" office:value="-0.945373356342" calcext:value-type="float">
            <text:p>-0.9453733563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.378" calcext:value-type="float">
            <text:p>2.378</text:p>
          </table:table-cell>
          <table:table-cell office:value-type="float" office:value="-0.946870863438" calcext:value-type="float">
            <text:p>-0.946870863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2.364" calcext:value-type="float">
            <text:p>2.364</text:p>
          </table:table-cell>
          <table:table-cell office:value-type="float" office:value="-0.948565244675" calcext:value-type="float">
            <text:p>-0.94856524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49" calcext:value-type="float">
            <text:p>2.349</text:p>
          </table:table-cell>
          <table:table-cell office:value-type="float" office:value="-0.949871659279" calcext:value-type="float">
            <text:p>-0.949871659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.333" calcext:value-type="float">
            <text:p>2.333</text:p>
          </table:table-cell>
          <table:table-cell office:value-type="float" office:value="-0.95131790638" calcext:value-type="float">
            <text:p>-0.951317906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.316" calcext:value-type="float">
            <text:p>2.316</text:p>
          </table:table-cell>
          <table:table-cell office:value-type="float" office:value="-0.952788352966" calcext:value-type="float">
            <text:p>-0.952788353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2.298" calcext:value-type="float">
            <text:p>2.298</text:p>
          </table:table-cell>
          <table:table-cell office:value-type="float" office:value="-0.953932344913" calcext:value-type="float">
            <text:p>-0.953932344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.28" calcext:value-type="float">
            <text:p>2.28</text:p>
          </table:table-cell>
          <table:table-cell office:value-type="float" office:value="-0.954844117165" calcext:value-type="float">
            <text:p>-0.954844117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.262" calcext:value-type="float">
            <text:p>2.262</text:p>
          </table:table-cell>
          <table:table-cell office:value-type="float" office:value="-0.955576360226" calcext:value-type="float">
            <text:p>-0.955576360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.245" calcext:value-type="float">
            <text:p>2.245</text:p>
          </table:table-cell>
          <table:table-cell office:value-type="float" office:value="-0.956098973751" calcext:value-type="float">
            <text:p>-0.956098973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.227" calcext:value-type="float">
            <text:p>2.227</text:p>
          </table:table-cell>
          <table:table-cell office:value-type="float" office:value="-0.956514656544" calcext:value-type="float">
            <text:p>-0.956514656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21" calcext:value-type="float">
            <text:p>2.21</text:p>
          </table:table-cell>
          <table:table-cell office:value-type="float" office:value="-0.956709861755" calcext:value-type="float">
            <text:p>-0.956709861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.193" calcext:value-type="float">
            <text:p>2.193</text:p>
          </table:table-cell>
          <table:table-cell office:value-type="float" office:value="-0.956737279892" calcext:value-type="float">
            <text:p>-0.95673727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76" calcext:value-type="float">
            <text:p>2.176</text:p>
          </table:table-cell>
          <table:table-cell office:value-type="float" office:value="-0.956819534302" calcext:value-type="float">
            <text:p>-0.9568195343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.158" calcext:value-type="float">
            <text:p>2.158</text:p>
          </table:table-cell>
          <table:table-cell office:value-type="float" office:value="-0.956865668297" calcext:value-type="float">
            <text:p>-0.956865668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.139" calcext:value-type="float">
            <text:p>2.139</text:p>
          </table:table-cell>
          <table:table-cell office:value-type="float" office:value="-0.956941902637" calcext:value-type="float">
            <text:p>-0.956941902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.12" calcext:value-type="float">
            <text:p>2.12</text:p>
          </table:table-cell>
          <table:table-cell office:value-type="float" office:value="-0.957757890224" calcext:value-type="float">
            <text:p>-0.9577578902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.101" calcext:value-type="float">
            <text:p>2.101</text:p>
          </table:table-cell>
          <table:table-cell office:value-type="float" office:value="-0.958061754704" calcext:value-type="float">
            <text:p>-0.958061754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.081" calcext:value-type="float">
            <text:p>2.081</text:p>
          </table:table-cell>
          <table:table-cell office:value-type="float" office:value="-0.957918286324" calcext:value-type="float">
            <text:p>-0.957918286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.061" calcext:value-type="float">
            <text:p>2.061</text:p>
          </table:table-cell>
          <table:table-cell office:value-type="float" office:value="-0.958304464817" calcext:value-type="float">
            <text:p>-0.9583044648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.04" calcext:value-type="float">
            <text:p>2.04</text:p>
          </table:table-cell>
          <table:table-cell office:value-type="float" office:value="-0.958454191685" calcext:value-type="float">
            <text:p>-0.9584541917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.02" calcext:value-type="float">
            <text:p>2.02</text:p>
          </table:table-cell>
          <table:table-cell office:value-type="float" office:value="-0.958597421646" calcext:value-type="float">
            <text:p>-0.9585974216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office:value-type="float" office:value="-0.95877802372" calcext:value-type="float">
            <text:p>-0.95877802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79" calcext:value-type="float">
            <text:p>1.979</text:p>
          </table:table-cell>
          <table:table-cell office:value-type="float" office:value="-0.95908844471" calcext:value-type="float">
            <text:p>-0.9590884447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.958" calcext:value-type="float">
            <text:p>1.958</text:p>
          </table:table-cell>
          <table:table-cell office:value-type="float" office:value="-0.959767639637" calcext:value-type="float">
            <text:p>-0.9597676396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.937" calcext:value-type="float">
            <text:p>1.937</text:p>
          </table:table-cell>
          <table:table-cell office:value-type="float" office:value="-0.960684716702" calcext:value-type="float">
            <text:p>-0.9606847167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.916" calcext:value-type="float">
            <text:p>1.916</text:p>
          </table:table-cell>
          <table:table-cell office:value-type="float" office:value="-0.961452364922" calcext:value-type="float">
            <text:p>-0.9614523649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.895" calcext:value-type="float">
            <text:p>1.895</text:p>
          </table:table-cell>
          <table:table-cell office:value-type="float" office:value="-0.962215304375" calcext:value-type="float">
            <text:p>-0.962215304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.874" calcext:value-type="float">
            <text:p>1.874</text:p>
          </table:table-cell>
          <table:table-cell office:value-type="float" office:value="-0.962600946426" calcext:value-type="float">
            <text:p>-0.962600946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.853" calcext:value-type="float">
            <text:p>1.853</text:p>
          </table:table-cell>
          <table:table-cell office:value-type="float" office:value="-0.963053822517" calcext:value-type="float">
            <text:p>-0.9630538225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.832" calcext:value-type="float">
            <text:p>1.832</text:p>
          </table:table-cell>
          <table:table-cell office:value-type="float" office:value="-0.963360667229" calcext:value-type="float">
            <text:p>-0.963360667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.811" calcext:value-type="float">
            <text:p>1.811</text:p>
          </table:table-cell>
          <table:table-cell office:value-type="float" office:value="-0.963218092918" calcext:value-type="float">
            <text:p>-0.9632180929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.789" calcext:value-type="float">
            <text:p>1.789</text:p>
          </table:table-cell>
          <table:table-cell office:value-type="float" office:value="-0.963315427303" calcext:value-type="float">
            <text:p>-0.9633154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68" calcext:value-type="float">
            <text:p>1.768</text:p>
          </table:table-cell>
          <table:table-cell office:value-type="float" office:value="-0.964116096497" calcext:value-type="float">
            <text:p>-0.9641160965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.747" calcext:value-type="float">
            <text:p>1.747</text:p>
          </table:table-cell>
          <table:table-cell office:value-type="float" office:value="-0.965783238411" calcext:value-type="float">
            <text:p>-0.965783238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.726" calcext:value-type="float">
            <text:p>1.726</text:p>
          </table:table-cell>
          <table:table-cell office:value-type="float" office:value="-0.967674195766" calcext:value-type="float">
            <text:p>-0.9676741958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.706" calcext:value-type="float">
            <text:p>1.706</text:p>
          </table:table-cell>
          <table:table-cell office:value-type="float" office:value="-0.969322502613" calcext:value-type="float">
            <text:p>-0.9693225026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.684" calcext:value-type="float">
            <text:p>1.684</text:p>
          </table:table-cell>
          <table:table-cell office:value-type="float" office:value="-0.969631195068" calcext:value-type="float">
            <text:p>-0.969631195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.663" calcext:value-type="float">
            <text:p>1.663</text:p>
          </table:table-cell>
          <table:table-cell office:value-type="float" office:value="-0.969231665134" calcext:value-type="float">
            <text:p>-0.9692316651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641" calcext:value-type="float">
            <text:p>1.641</text:p>
          </table:table-cell>
          <table:table-cell office:value-type="float" office:value="-0.968693971634" calcext:value-type="float">
            <text:p>-0.9686939716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.62" calcext:value-type="float">
            <text:p>1.62</text:p>
          </table:table-cell>
          <table:table-cell office:value-type="float" office:value="-0.968194246292" calcext:value-type="float">
            <text:p>-0.968194246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.598" calcext:value-type="float">
            <text:p>1.598</text:p>
          </table:table-cell>
          <table:table-cell office:value-type="float" office:value="-0.968188107014" calcext:value-type="float">
            <text:p>-0.968188107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.576" calcext:value-type="float">
            <text:p>1.576</text:p>
          </table:table-cell>
          <table:table-cell office:value-type="float" office:value="-0.969261586666" calcext:value-type="float">
            <text:p>-0.9692615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54" calcext:value-type="float">
            <text:p>1.554</text:p>
          </table:table-cell>
          <table:table-cell office:value-type="float" office:value="-0.971095561981" calcext:value-type="float">
            <text:p>-0.971095562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.532" calcext:value-type="float">
            <text:p>1.532</text:p>
          </table:table-cell>
          <table:table-cell office:value-type="float" office:value="-0.972825229168" calcext:value-type="float">
            <text:p>-0.9728252292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.51" calcext:value-type="float">
            <text:p>1.51</text:p>
          </table:table-cell>
          <table:table-cell office:value-type="float" office:value="-0.973575055599" calcext:value-type="float">
            <text:p>-0.9735750556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.488" calcext:value-type="float">
            <text:p>1.488</text:p>
          </table:table-cell>
          <table:table-cell office:value-type="float" office:value="-0.973664343357" calcext:value-type="float">
            <text:p>-0.973664343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.466" calcext:value-type="float">
            <text:p>1.466</text:p>
          </table:table-cell>
          <table:table-cell office:value-type="float" office:value="-0.97378385067" calcext:value-type="float">
            <text:p>-0.973783850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.444" calcext:value-type="float">
            <text:p>1.444</text:p>
          </table:table-cell>
          <table:table-cell office:value-type="float" office:value="-0.973761498928" calcext:value-type="float">
            <text:p>-0.9737614989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.421" calcext:value-type="float">
            <text:p>1.421</text:p>
          </table:table-cell>
          <table:table-cell office:value-type="float" office:value="-0.97377127409" calcext:value-type="float">
            <text:p>-0.9737712741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.396" calcext:value-type="float">
            <text:p>1.396</text:p>
          </table:table-cell>
          <table:table-cell office:value-type="float" office:value="-0.973790228367" calcext:value-type="float">
            <text:p>-0.973790228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.372" calcext:value-type="float">
            <text:p>1.372</text:p>
          </table:table-cell>
          <table:table-cell office:value-type="float" office:value="-0.974608242512" calcext:value-type="float">
            <text:p>-0.9746082425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.348" calcext:value-type="float">
            <text:p>1.348</text:p>
          </table:table-cell>
          <table:table-cell office:value-type="float" office:value="-0.975369334221" calcext:value-type="float">
            <text:p>-0.97536933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24" calcext:value-type="float">
            <text:p>1.324</text:p>
          </table:table-cell>
          <table:table-cell office:value-type="float" office:value="-0.976330757141" calcext:value-type="float">
            <text:p>-0.9763307571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1.299" calcext:value-type="float">
            <text:p>1.299</text:p>
          </table:table-cell>
          <table:table-cell office:value-type="float" office:value="-0.976918697357" calcext:value-type="float">
            <text:p>-0.976918697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.275" calcext:value-type="float">
            <text:p>1.275</text:p>
          </table:table-cell>
          <table:table-cell office:value-type="float" office:value="-0.977427601814" calcext:value-type="float">
            <text:p>-0.9774276018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.251" calcext:value-type="float">
            <text:p>1.251</text:p>
          </table:table-cell>
          <table:table-cell office:value-type="float" office:value="-0.977985858917" calcext:value-type="float">
            <text:p>-0.9779858589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.228" calcext:value-type="float">
            <text:p>1.228</text:p>
          </table:table-cell>
          <table:table-cell office:value-type="float" office:value="-0.978603363037" calcext:value-type="float">
            <text:p>-0.978603363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.203" calcext:value-type="float">
            <text:p>1.203</text:p>
          </table:table-cell>
          <table:table-cell office:value-type="float" office:value="-0.980025708675" calcext:value-type="float">
            <text:p>-0.980025708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.179" calcext:value-type="float">
            <text:p>1.179</text:p>
          </table:table-cell>
          <table:table-cell office:value-type="float" office:value="-0.980490326881" calcext:value-type="float">
            <text:p>-0.9804903269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.154" calcext:value-type="float">
            <text:p>1.154</text:p>
          </table:table-cell>
          <table:table-cell office:value-type="float" office:value="-0.980389893055" calcext:value-type="float">
            <text:p>-0.9803898931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.128" calcext:value-type="float">
            <text:p>1.128</text:p>
          </table:table-cell>
          <table:table-cell office:value-type="float" office:value="-0.981061339378" calcext:value-type="float">
            <text:p>-0.9810613394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.103" calcext:value-type="float">
            <text:p>1.103</text:p>
          </table:table-cell>
          <table:table-cell office:value-type="float" office:value="-0.982572674751" calcext:value-type="float">
            <text:p>-0.98257267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77" calcext:value-type="float">
            <text:p>1.077</text:p>
          </table:table-cell>
          <table:table-cell office:value-type="float" office:value="-0.983211874962" calcext:value-type="float">
            <text:p>-0.983211875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.051" calcext:value-type="float">
            <text:p>1.051</text:p>
          </table:table-cell>
          <table:table-cell office:value-type="float" office:value="-0.984008789062" calcext:value-type="float">
            <text:p>-0.9840087891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.025" calcext:value-type="float">
            <text:p>1.025</text:p>
          </table:table-cell>
          <table:table-cell office:value-type="float" office:value="-0.984969079494" calcext:value-type="float">
            <text:p>-0.984969079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.001" calcext:value-type="float">
            <text:p>1.001</text:p>
          </table:table-cell>
          <table:table-cell office:value-type="float" office:value="-0.985530257225" calcext:value-type="float">
            <text:p>-0.985530257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976" calcext:value-type="float">
            <text:p>0.976</text:p>
          </table:table-cell>
          <table:table-cell office:value-type="float" office:value="-0.986352622509" calcext:value-type="float">
            <text:p>-0.986352622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951" calcext:value-type="float">
            <text:p>0.951</text:p>
          </table:table-cell>
          <table:table-cell office:value-type="float" office:value="-0.986661493778" calcext:value-type="float">
            <text:p>-0.9866614938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.926" calcext:value-type="float">
            <text:p>0.926</text:p>
          </table:table-cell>
          <table:table-cell office:value-type="float" office:value="-0.986894607544" calcext:value-type="float">
            <text:p>-0.9868946075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0.9" calcext:value-type="float">
            <text:p>0.9</text:p>
          </table:table-cell>
          <table:table-cell office:value-type="float" office:value="-0.987628638744" calcext:value-type="float">
            <text:p>-0.9876286387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0.874" calcext:value-type="float">
            <text:p>0.874</text:p>
          </table:table-cell>
          <table:table-cell office:value-type="float" office:value="-0.988237380981" calcext:value-type="float">
            <text:p>-0.988237381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.848" calcext:value-type="float">
            <text:p>0.848</text:p>
          </table:table-cell>
          <table:table-cell office:value-type="float" office:value="-0.988785266876" calcext:value-type="float">
            <text:p>-0.98878526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1" calcext:value-type="float">
            <text:p>0.821</text:p>
          </table:table-cell>
          <table:table-cell office:value-type="float" office:value="-0.989757180214" calcext:value-type="float">
            <text:p>-0.9897571802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0.794" calcext:value-type="float">
            <text:p>0.794</text:p>
          </table:table-cell>
          <table:table-cell office:value-type="float" office:value="-0.990875303745" calcext:value-type="float">
            <text:p>-0.990875303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.767" calcext:value-type="float">
            <text:p>0.767</text:p>
          </table:table-cell>
          <table:table-cell office:value-type="float" office:value="-0.991431832314" calcext:value-type="float">
            <text:p>-0.9914318323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0.74" calcext:value-type="float">
            <text:p>0.74</text:p>
          </table:table-cell>
          <table:table-cell office:value-type="float" office:value="-0.992543697357" calcext:value-type="float">
            <text:p>-0.992543697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.714" calcext:value-type="float">
            <text:p>0.714</text:p>
          </table:table-cell>
          <table:table-cell office:value-type="float" office:value="-0.993781864643" calcext:value-type="float">
            <text:p>-0.9937818646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689" calcext:value-type="float">
            <text:p>0.689</text:p>
          </table:table-cell>
          <table:table-cell office:value-type="float" office:value="-0.995138883591" calcext:value-type="float">
            <text:p>-0.9951388836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0.663" calcext:value-type="float">
            <text:p>0.663</text:p>
          </table:table-cell>
          <table:table-cell office:value-type="float" office:value="-0.996171474457" calcext:value-type="float">
            <text:p>-0.9961714745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0.637" calcext:value-type="float">
            <text:p>0.637</text:p>
          </table:table-cell>
          <table:table-cell office:value-type="float" office:value="-0.996784687042" calcext:value-type="float">
            <text:p>-0.996784687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.611" calcext:value-type="float">
            <text:p>0.611</text:p>
          </table:table-cell>
          <table:table-cell office:value-type="float" office:value="-0.99732542038" calcext:value-type="float">
            <text:p>-0.9973254204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.585" calcext:value-type="float">
            <text:p>0.585</text:p>
          </table:table-cell>
          <table:table-cell office:value-type="float" office:value="-0.997918248177" calcext:value-type="float">
            <text:p>-0.99791824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59" calcext:value-type="float">
            <text:p>0.559</text:p>
          </table:table-cell>
          <table:table-cell office:value-type="float" office:value="-0.998900294304" calcext:value-type="float">
            <text:p>-0.9989002943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0.533" calcext:value-type="float">
            <text:p>0.533</text:p>
          </table:table-cell>
          <table:table-cell office:value-type="float" office:value="-1.00004732609" calcext:value-type="float">
            <text:p>-1.0000473261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0.507" calcext:value-type="float">
            <text:p>0.507</text:p>
          </table:table-cell>
          <table:table-cell office:value-type="float" office:value="-1.00128626823" calcext:value-type="float">
            <text:p>-1.0012862682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0.481" calcext:value-type="float">
            <text:p>0.481</text:p>
          </table:table-cell>
          <table:table-cell office:value-type="float" office:value="-1.00298261642" calcext:value-type="float">
            <text:p>-1.0029826164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.454" calcext:value-type="float">
            <text:p>0.454</text:p>
          </table:table-cell>
          <table:table-cell office:value-type="float" office:value="-1.00517213345" calcext:value-type="float">
            <text:p>-1.005172133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429" calcext:value-type="float">
            <text:p>0.429</text:p>
          </table:table-cell>
          <table:table-cell office:value-type="float" office:value="-1.00707030296" calcext:value-type="float">
            <text:p>-1.007070303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0.403" calcext:value-type="float">
            <text:p>0.403</text:p>
          </table:table-cell>
          <table:table-cell office:value-type="float" office:value="-1.00791835785" calcext:value-type="float">
            <text:p>-1.0079183579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.376" calcext:value-type="float">
            <text:p>0.376</text:p>
          </table:table-cell>
          <table:table-cell office:value-type="float" office:value="-1.00773072243" calcext:value-type="float">
            <text:p>-1.007730722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.347" calcext:value-type="float">
            <text:p>0.347</text:p>
          </table:table-cell>
          <table:table-cell office:value-type="float" office:value="-1.00715708733" calcext:value-type="float">
            <text:p>-1.0071570873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0.319" calcext:value-type="float">
            <text:p>0.319</text:p>
          </table:table-cell>
          <table:table-cell office:value-type="float" office:value="-1.00632023811" calcext:value-type="float">
            <text:p>-1.00632023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9" calcext:value-type="float">
            <text:p>0.29</text:p>
          </table:table-cell>
          <table:table-cell office:value-type="float" office:value="-1.00537574291" calcext:value-type="float">
            <text:p>-1.0053757429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.26" calcext:value-type="float">
            <text:p>0.26</text:p>
          </table:table-cell>
          <table:table-cell office:value-type="float" office:value="-1.00492465496" calcext:value-type="float">
            <text:p>-1.004924655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.23" calcext:value-type="float">
            <text:p>0.23</text:p>
          </table:table-cell>
          <table:table-cell office:value-type="float" office:value="-1.00556087494" calcext:value-type="float">
            <text:p>-1.005560874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.2" calcext:value-type="float">
            <text:p>0.2</text:p>
          </table:table-cell>
          <table:table-cell office:value-type="float" office:value="-1.00630748272" calcext:value-type="float">
            <text:p>-1.0063074827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.17" calcext:value-type="float">
            <text:p>0.17</text:p>
          </table:table-cell>
          <table:table-cell office:value-type="float" office:value="-1.00709450245" calcext:value-type="float">
            <text:p>-1.007094502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14" calcext:value-type="float">
            <text:p>0.14</text:p>
          </table:table-cell>
          <table:table-cell office:value-type="float" office:value="-1.00829958916" calcext:value-type="float">
            <text:p>-1.0082995892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0.111" calcext:value-type="float">
            <text:p>0.111</text:p>
          </table:table-cell>
          <table:table-cell office:value-type="float" office:value="-1.00940692425" calcext:value-type="float">
            <text:p>-1.0094069243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0.083" calcext:value-type="float">
            <text:p>0.083</text:p>
          </table:table-cell>
          <table:table-cell office:value-type="float" office:value="-1.00982737541" calcext:value-type="float">
            <text:p>-1.0098273754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0.056" calcext:value-type="float">
            <text:p>0.056</text:p>
          </table:table-cell>
          <table:table-cell office:value-type="float" office:value="-1.01089882851" calcext:value-type="float">
            <text:p>-1.0108988285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0.029" calcext:value-type="float">
            <text:p>0.029</text:p>
          </table:table-cell>
          <table:table-cell office:value-type="float" office:value="-1.01276469231" calcext:value-type="float">
            <text:p>-1.01276469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" calcext:value-type="float">
            <text:p>0.003</text:p>
          </table:table-cell>
          <table:table-cell office:value-type="float" office:value="-1.01378178596" calcext:value-type="float">
            <text:p>-1.013781786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0.023" calcext:value-type="float">
            <text:p>-0.023</text:p>
          </table:table-cell>
          <table:table-cell office:value-type="float" office:value="-1.01525974274" calcext:value-type="float">
            <text:p>-1.0152597427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01718974113" calcext:value-type="float">
            <text:p>-1.0171897411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0.072" calcext:value-type="float">
            <text:p>-0.072</text:p>
          </table:table-cell>
          <table:table-cell office:value-type="float" office:value="-1.01807451248" calcext:value-type="float">
            <text:p>-1.018074512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0.096" calcext:value-type="float">
            <text:p>-0.096</text:p>
          </table:table-cell>
          <table:table-cell office:value-type="float" office:value="-1.01924741268" calcext:value-type="float">
            <text:p>-1.019247412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-0.119" calcext:value-type="float">
            <text:p>-0.119</text:p>
          </table:table-cell>
          <table:table-cell office:value-type="float" office:value="-1.02101314068" calcext:value-type="float">
            <text:p>-1.0210131407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0.141" calcext:value-type="float">
            <text:p>-0.141</text:p>
          </table:table-cell>
          <table:table-cell office:value-type="float" office:value="-1.0221503973" calcext:value-type="float">
            <text:p>-1.0221503973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-0.165" calcext:value-type="float">
            <text:p>-0.165</text:p>
          </table:table-cell>
          <table:table-cell office:value-type="float" office:value="-1.02283155918" calcext:value-type="float">
            <text:p>-1.0228315592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-0.188" calcext:value-type="float">
            <text:p>-0.188</text:p>
          </table:table-cell>
          <table:table-cell office:value-type="float" office:value="-1.0228164196" calcext:value-type="float">
            <text:p>-1.0228164196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-0.211" calcext:value-type="float">
            <text:p>-0.211</text:p>
          </table:table-cell>
          <table:table-cell office:value-type="float" office:value="-1.02252197266" calcext:value-type="float">
            <text:p>-1.02252197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234" calcext:value-type="float">
            <text:p>-0.234</text:p>
          </table:table-cell>
          <table:table-cell office:value-type="float" office:value="-1.02186250687" calcext:value-type="float">
            <text:p>-1.0218625069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-0.256" calcext:value-type="float">
            <text:p>-0.256</text:p>
          </table:table-cell>
          <table:table-cell office:value-type="float" office:value="-1.02241826057" calcext:value-type="float">
            <text:p>-1.0224182606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-0.277" calcext:value-type="float">
            <text:p>-0.277</text:p>
          </table:table-cell>
          <table:table-cell office:value-type="float" office:value="-1.02448940277" calcext:value-type="float">
            <text:p>-1.0244894028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-0.297" calcext:value-type="float">
            <text:p>-0.297</text:p>
          </table:table-cell>
          <table:table-cell office:value-type="float" office:value="-1.02546286583" calcext:value-type="float">
            <text:p>-1.0254628658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-0.316" calcext:value-type="float">
            <text:p>-0.316</text:p>
          </table:table-cell>
          <table:table-cell office:value-type="float" office:value="-1.02438759804" calcext:value-type="float">
            <text:p>-1.02438759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-0.333" calcext:value-type="float">
            <text:p>-0.333</text:p>
          </table:table-cell>
          <table:table-cell office:value-type="float" office:value="-1.02417266369" calcext:value-type="float">
            <text:p>-1.0241726637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-0.348" calcext:value-type="float">
            <text:p>-0.348</text:p>
          </table:table-cell>
          <table:table-cell office:value-type="float" office:value="-1.02561151981" calcext:value-type="float">
            <text:p>-1.0256115198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-0.358" calcext:value-type="float">
            <text:p>-0.358</text:p>
          </table:table-cell>
          <table:table-cell office:value-type="float" office:value="-1.02823400497" calcext:value-type="float">
            <text:p>-1.02823400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251767159" calcext:value-type="float">
            <text:p>-1.0325176716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-0.366" calcext:value-type="float">
            <text:p>-0.366</text:p>
          </table:table-cell>
          <table:table-cell office:value-type="float" office:value="-1.03715407848" calcext:value-type="float">
            <text:p>-1.03715407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366" calcext:value-type="float">
            <text:p>-0.366</text:p>
          </table:table-cell>
          <table:table-cell office:value-type="float" office:value="-1.03943157196" calcext:value-type="float">
            <text:p>-1.039431572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-0.365" calcext:value-type="float">
            <text:p>-0.365</text:p>
          </table:table-cell>
          <table:table-cell office:value-type="float" office:value="-1.040158391" calcext:value-type="float">
            <text:p>-1.040158391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931260109" calcext:value-type="float">
            <text:p>-1.0393126011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911936283" calcext:value-type="float">
            <text:p>-1.0391193628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990364075" calcext:value-type="float">
            <text:p>-1.039903640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4171037674" calcext:value-type="float">
            <text:p>-1.0417103767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4273366928" calcext:value-type="float">
            <text:p>-1.0427336693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4243290424" calcext:value-type="float">
            <text:p>-1.042432904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4085361958" calcext:value-type="float">
            <text:p>-1.0408536196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973162174" calcext:value-type="float">
            <text:p>-1.03973162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902614117" calcext:value-type="float">
            <text:p>-1.0390261412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882074356" calcext:value-type="float">
            <text:p>-1.0388207436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807258606" calcext:value-type="float">
            <text:p>-1.0380725861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639554977" calcext:value-type="float">
            <text:p>-1.0363955498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525984287" calcext:value-type="float">
            <text:p>-1.035259842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345489502" calcext:value-type="float">
            <text:p>-1.033454895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300452232" calcext:value-type="float">
            <text:p>-1.0330045223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177785873" calcext:value-type="float">
            <text:p>-1.0317778587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304710865" calcext:value-type="float">
            <text:p>-1.0304710865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296305418" calcext:value-type="float">
            <text:p>-1.02963054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28200984" calcext:value-type="float">
            <text:p>-1.028200984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2729296684" calcext:value-type="float">
            <text:p>-1.0272929668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2636170387" calcext:value-type="float">
            <text:p>-1.0263617039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2526342869" calcext:value-type="float">
            <text:p>-1.025263428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2409124374" calcext:value-type="float">
            <text:p>-1.0240912437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2281427383" calcext:value-type="float">
            <text:p>-1.0228142738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2147126198" calcext:value-type="float">
            <text:p>-1.021471262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2083182335" calcext:value-type="float">
            <text:p>-1.0208318234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2011013031" calcext:value-type="float">
            <text:p>-1.0201101303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941001415" calcext:value-type="float">
            <text:p>-1.01941001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832389832" calcext:value-type="float">
            <text:p>-1.0183238983</text:p>
          </table:table-cell>
        </table:table-row>
        <table:table-row table:style-name="ro1">
          <table:table-cell office:value-type="float" office:value="31.1000000000001" calcext:value-type="float">
            <text:p>31.1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771938801" calcext:value-type="float">
            <text:p>-1.017719388</text:p>
          </table:table-cell>
        </table:table-row>
        <table:table-row table:style-name="ro1">
          <table:table-cell office:value-type="float" office:value="31.2000000000001" calcext:value-type="float">
            <text:p>31.2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699113846" calcext:value-type="float">
            <text:p>-1.0169911385</text:p>
          </table:table-cell>
        </table:table-row>
        <table:table-row table:style-name="ro1">
          <table:table-cell office:value-type="float" office:value="31.3000000000001" calcext:value-type="float">
            <text:p>31.3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648592949" calcext:value-type="float">
            <text:p>-1.0164859295</text:p>
          </table:table-cell>
        </table:table-row>
        <table:table-row table:style-name="ro1">
          <table:table-cell office:value-type="float" office:value="31.4000000000001" calcext:value-type="float">
            <text:p>31.4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601791382" calcext:value-type="float">
            <text:p>-1.0160179138</text:p>
          </table:table-cell>
        </table:table-row>
        <table:table-row table:style-name="ro1">
          <table:table-cell office:value-type="float" office:value="31.5000000000001" calcext:value-type="float">
            <text:p>31.5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558697224" calcext:value-type="float">
            <text:p>-1.0155869722</text:p>
          </table:table-cell>
        </table:table-row>
        <table:table-row table:style-name="ro1">
          <table:table-cell office:value-type="float" office:value="31.6000000000001" calcext:value-type="float">
            <text:p>31.6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506781578" calcext:value-type="float">
            <text:p>-1.0150678158</text:p>
          </table:table-cell>
        </table:table-row>
        <table:table-row table:style-name="ro1">
          <table:table-cell office:value-type="float" office:value="31.7000000000001" calcext:value-type="float">
            <text:p>31.7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469063759" calcext:value-type="float">
            <text:p>-1.0146906376</text:p>
          </table:table-cell>
        </table:table-row>
        <table:table-row table:style-name="ro1">
          <table:table-cell office:value-type="float" office:value="31.8000000000001" calcext:value-type="float">
            <text:p>31.8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443696022" calcext:value-type="float">
            <text:p>-1.0144369602</text:p>
          </table:table-cell>
        </table:table-row>
        <table:table-row table:style-name="ro1">
          <table:table-cell office:value-type="float" office:value="31.9000000000001" calcext:value-type="float">
            <text:p>31.9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414525509" calcext:value-type="float">
            <text:p>-1.0141452551</text:p>
          </table:table-cell>
        </table:table-row>
        <table:table-row table:style-name="ro1">
          <table:table-cell office:value-type="float" office:value="32.0000000000001" calcext:value-type="float">
            <text:p>32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394081116" calcext:value-type="float">
            <text:p>-1.0139408112</text:p>
          </table:table-cell>
        </table:table-row>
        <table:table-row table:style-name="ro1">
          <table:table-cell office:value-type="float" office:value="32.1000000000001" calcext:value-type="float">
            <text:p>32.1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388216019" calcext:value-type="float">
            <text:p>-1.0138821602</text:p>
          </table:table-cell>
        </table:table-row>
        <table:table-row table:style-name="ro1">
          <table:table-cell office:value-type="float" office:value="32.2000000000001" calcext:value-type="float">
            <text:p>32.2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379036903" calcext:value-type="float">
            <text:p>-1.013790369</text:p>
          </table:table-cell>
        </table:table-row>
        <table:table-row table:style-name="ro1">
          <table:table-cell office:value-type="float" office:value="32.3000000000001" calcext:value-type="float">
            <text:p>32.3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357901096" calcext:value-type="float">
            <text:p>-1.013579011</text:p>
          </table:table-cell>
        </table:table-row>
        <table:table-row table:style-name="ro1">
          <table:table-cell office:value-type="float" office:value="32.4000000000001" calcext:value-type="float">
            <text:p>32.4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352250576" calcext:value-type="float">
            <text:p>-1.0135225058</text:p>
          </table:table-cell>
        </table:table-row>
        <table:table-row table:style-name="ro1">
          <table:table-cell office:value-type="float" office:value="32.5000000000001" calcext:value-type="float">
            <text:p>32.5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365971565" calcext:value-type="float">
            <text:p>-1.0136597157</text:p>
          </table:table-cell>
        </table:table-row>
        <table:table-row table:style-name="ro1">
          <table:table-cell office:value-type="float" office:value="32.6000000000001" calcext:value-type="float">
            <text:p>32.6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375055313" calcext:value-type="float">
            <text:p>-1.0137505531</text:p>
          </table:table-cell>
        </table:table-row>
        <table:table-row table:style-name="ro1">
          <table:table-cell office:value-type="float" office:value="32.7000000000001" calcext:value-type="float">
            <text:p>32.7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371669769" calcext:value-type="float">
            <text:p>-1.0137166977</text:p>
          </table:table-cell>
        </table:table-row>
        <table:table-row table:style-name="ro1">
          <table:table-cell office:value-type="float" office:value="32.8000000000001" calcext:value-type="float">
            <text:p>32.8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376676559" calcext:value-type="float">
            <text:p>-1.0137667656</text:p>
          </table:table-cell>
        </table:table-row>
        <table:table-row table:style-name="ro1">
          <table:table-cell office:value-type="float" office:value="32.9000000000001" calcext:value-type="float">
            <text:p>32.9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392781734" calcext:value-type="float">
            <text:p>-1.0139278173</text:p>
          </table:table-cell>
        </table:table-row>
        <table:table-row table:style-name="ro1">
          <table:table-cell office:value-type="float" office:value="33.0000000000001" calcext:value-type="float">
            <text:p>33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406657696" calcext:value-type="float">
            <text:p>-1.014066577</text:p>
          </table:table-cell>
        </table:table-row>
        <table:table-row table:style-name="ro1">
          <table:table-cell office:value-type="float" office:value="33.1000000000001" calcext:value-type="float">
            <text:p>33.1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420927048" calcext:value-type="float">
            <text:p>-1.0142092705</text:p>
          </table:table-cell>
        </table:table-row>
        <table:table-row table:style-name="ro1">
          <table:table-cell office:value-type="float" office:value="33.2000000000001" calcext:value-type="float">
            <text:p>33.2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01441693306" calcext:value-type="float">
            <text:p>-1.0144169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4:55:57.734967302</meta:creation-date>
    <dc:date>2018-09-04T14:59:12.642570716</dc:date>
    <meta:editing-duration>PT3M15S</meta:editing-duration>
    <meta:editing-cycles>1</meta:editing-cycles>
    <meta:document-statistic meta:table-count="1" meta:cell-count="996" meta:object-count="0"/>
    <meta:generator>LibreOffice/5.1.6.2$Linux_X86_64 LibreOffice_project/10m0$Build-2</meta:generator>
  </office:meta>
</office:document-meta>
</file>